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55cm"/>
    </style:style>
    <style:style style:name="co4" style:family="table-column">
      <style:table-column-properties fo:break-before="auto" style:column-width="4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>
      <style:table-cell-properties fo:background-color="#333333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333333" fo:border="none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333333"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33333" fo:border="none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17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004" table:default-cell-style-name="ce2"/>
        <table:table-row table:style-name="ro1">
          <table:table-cell table:style-name="ce1" office:value-type="string" calcext:value-type="string" table:number-columns-spanned="20" table:number-rows-spanned="3">
            <text:p>Determination des unitées d'oeuvres</text:p>
          </table:table-cell>
          <table:covered-table-cell table:number-columns-repeated="19"/>
          <table:table-cell table:number-columns-repeated="1004"/>
        </table:table-row>
        <table:table-row table:style-name="ro1">
          <table:covered-table-cell table:number-columns-repeated="20"/>
          <table:table-cell table:number-columns-repeated="1004"/>
        </table:table-row>
        <table:table-row table:style-name="ro1">
          <table:covered-table-cell table:number-columns-repeated="20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8" office:value-type="string" calcext:value-type="string" table:number-columns-spanned="3" table:number-rows-spanned="1">
            <text:p>Ecran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Traitement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Requete lecture base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Requete ecriture base</text:p>
          </table:table-cell>
          <table:covered-table-cell table:number-columns-repeated="2" table:style-name="ce9"/>
          <table:table-cell table:style-name="ce8" office:value-type="string" calcext:value-type="string" table:number-columns-spanned="3" table:number-rows-spanned="1">
            <text:p>Impression</text:p>
          </table:table-cell>
          <table:covered-table-cell table:number-columns-repeated="2" table:style-name="ce9"/>
          <table:table-cell table:style-name="ce9" office:value-type="string" calcext:value-type="string">
            <text:p>Base</text:p>
          </table:table-cell>
          <table:table-cell table:style-name="ce9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C</text:p>
          </table:table-cell>
          <table:table-cell table:style-name="ce9" table:number-columns-repeated="2"/>
          <table:table-cell table:number-columns-repeated="1006"/>
        </table:table-row>
        <table:table-row table:style-name="ro1">
          <table:table-cell table:style-name="ce3" office:value-type="string" calcext:value-type="string">
            <text:p>Fonctionnalités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number-columns-repeated="2"/>
          <table:table-cell office:value-type="string" calcext:value-type="string">
            <text:p>Inclu</text:p>
          </table:table-cell>
          <table:table-cell office:value-type="string" calcext:value-type="string">
            <text:p>Hors périmètre</text:p>
          </table:table-cell>
          <table:table-cell office:value-type="string" calcext:value-type="string">
            <text:p>Hypothèse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Login/habilitation</text:p>
          </table:table-cell>
          <table:table-cell table:style-name="ce10" table:number-columns-repeated="16"/>
          <table:table-cell table:style-name="ce10" table:formula="of:=[.B9]*[.B8]+[.C9]*[.C8]+[.D9]*[.D8]+[.E9]*[.E8]+[.F9]*[.F8]+[.G9]*[.G8]+[.H9]*[.H8]+[.I9]*[.I8]+[.J9]*[.J8]+[.K9]*[.K8]+[.L9]*[.L8]+[.M9]*[.M8]+[.N9]*[.N8]+[.O9]*[.O8]+[.P9]*[.P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0]*[.B9]+[.C10]*[.C9]+[.D10]*[.D9]+[.E10]*[.E9]+[.F10]*[.F9]+[.G10]*[.G9]+[.H10]*[.H9]+[.I10]*[.I9]+[.J10]*[.J9]+[.K10]*[.K9]+[.L10]*[.L9]+[.M10]*[.M9]+[.N10]*[.N9]+[.O10]*[.O9]+[.P10]*[.P9]" office:value-type="float" office:value="0" calcext:value-type="float">
            <text:p>0</text:p>
          </table:table-cell>
          <table:table-cell table:style-name="ce11" table:formula="of:=[.B10]*[.B9]+[.C10]*[.C9]+[.D10]*[.D9]+[.E10]*[.E9]+[.F10]*[.F9]+[.G10]*[.G9]+[.H10]*[.H9]+[.I10]*[.I9]+[.J10]*[.J9]+[.K10]*[.K9]+[.L10]*[.L9]+[.M10]*[.M9]+[.N10]*[.N9]+[.O10]*[.O9]+[.P10]*[.P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1]*[.B10]+[.C11]*[.C10]+[.D11]*[.D10]+[.E11]*[.E10]+[.F11]*[.F10]+[.G11]*[.G10]+[.H11]*[.H10]+[.I11]*[.I10]+[.J11]*[.J10]+[.K11]*[.K10]+[.L11]*[.L10]+[.M11]*[.M10]+[.N11]*[.N10]+[.O11]*[.O10]+[.P11]*[.P10]" office:value-type="float" office:value="0" calcext:value-type="float">
            <text:p>0</text:p>
          </table:table-cell>
          <table:table-cell table:style-name="ce11"/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2]*[.B11]+[.C12]*[.C11]+[.D12]*[.D11]+[.E12]*[.E11]+[.F12]*[.F11]+[.G12]*[.G11]+[.H12]*[.H11]+[.I12]*[.I11]+[.J12]*[.J11]+[.K12]*[.K11]+[.L12]*[.L11]+[.M12]*[.M11]+[.N12]*[.N11]+[.O12]*[.O11]+[.P12]*[.P11]" office:value-type="float" office:value="0" calcext:value-type="float">
            <text:p>0</text:p>
          </table:table-cell>
          <table:table-cell table:style-name="ce11"/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3]*[.B12]+[.C13]*[.C12]+[.D13]*[.D12]+[.E13]*[.E12]+[.F13]*[.F12]+[.G13]*[.G12]+[.H13]*[.H12]+[.I13]*[.I12]+[.J13]*[.J12]+[.K13]*[.K12]+[.L13]*[.L12]+[.M13]*[.M12]+[.N13]*[.N12]+[.O13]*[.O12]+[.P13]*[.P12]" office:value-type="float" office:value="0" calcext:value-type="float">
            <text:p>0</text:p>
          </table:table-cell>
          <table:table-cell table:style-name="ce11"/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4]*[.B13]+[.C14]*[.C13]+[.D14]*[.D13]+[.E14]*[.E13]+[.F14]*[.F13]+[.G14]*[.G13]+[.H14]*[.H13]+[.I14]*[.I13]+[.J14]*[.J13]+[.K14]*[.K13]+[.L14]*[.L13]+[.M14]*[.M13]+[.N14]*[.N13]+[.O14]*[.O13]+[.P14]*[.P13]" office:value-type="float" office:value="0" calcext:value-type="float">
            <text:p>0</text:p>
          </table:table-cell>
          <table:table-cell table:style-name="ce11"/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5]*[.B14]+[.C15]*[.C14]+[.D15]*[.D14]+[.E15]*[.E14]+[.F15]*[.F14]+[.G15]*[.G14]+[.H15]*[.H14]+[.I15]*[.I14]+[.J15]*[.J14]+[.K15]*[.K14]+[.L15]*[.L14]+[.M15]*[.M14]+[.N15]*[.N14]+[.O15]*[.O14]+[.P15]*[.P14]" office:value-type="float" office:value="0" calcext:value-type="float">
            <text:p>0</text:p>
          </table:table-cell>
          <table:table-cell table:style-name="ce11"/>
          <table:table-cell table:number-columns-repeated="1006"/>
        </table:table-row>
        <table:table-row table:style-name="ro1">
          <table:table-cell table:style-name="ce5"/>
          <table:table-cell table:style-name="ce11" table:number-columns-repeated="15"/>
          <table:table-cell table:style-name="ce11" table:formula="of:=[.B16]*[.B10]+[.C16]*[.C10]+[.D16]*[.D10]+[.E16]*[.E10]+[.F16]*[.F10]+[.G16]*[.G10]+[.H16]*[.H10]+[.I16]*[.I10]+[.J16]*[.J10]+[.K16]*[.K10]+[.L16]*[.L10]+[.M16]*[.M10]+[.N16]*[.N10]+[.O16]*[.O10]+[.P16]*[.P10]" office:value-type="float" office:value="0" calcext:value-type="float">
            <text:p>0</text:p>
          </table:table-cell>
          <table:table-cell table:style-name="ce11" table:formula="of:=[.B16]*[.B10]+[.C16]*[.C10]+[.D16]*[.D10]+[.E16]*[.E10]+[.F16]*[.F10]+[.G16]*[.G10]+[.H16]*[.H10]+[.I16]*[.I10]+[.J16]*[.J10]+[.K16]*[.K10]+[.L16]*[.L10]+[.M16]*[.M10]+[.N16]*[.N10]+[.O16]*[.O10]+[.P16]*[.P1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Acceuil</text:p>
          </table:table-cell>
          <table:table-cell table:style-name="ce11" table:number-columns-repeated="15"/>
          <table:table-cell table:style-name="ce11" table:formula="of:=[.B17]*[.B16]+[.C17]*[.C16]+[.D17]*[.D16]+[.E17]*[.E16]+[.F17]*[.F16]+[.G17]*[.G16]+[.H17]*[.H16]+[.I17]*[.I16]+[.J17]*[.J16]+[.K17]*[.K16]+[.L17]*[.L16]+[.M17]*[.M16]+[.N17]*[.N16]+[.O17]*[.O16]+[.P17]*[.P16]" office:value-type="float" office:value="0" calcext:value-type="float">
            <text:p>0</text:p>
          </table:table-cell>
          <table:table-cell table:style-name="ce11" table:formula="of:=[.B17]*[.B16]+[.C17]*[.C16]+[.D17]*[.D16]+[.E17]*[.E16]+[.F17]*[.F16]+[.G17]*[.G16]+[.H17]*[.H16]+[.I17]*[.I16]+[.J17]*[.J16]+[.K17]*[.K16]+[.L17]*[.L16]+[.M17]*[.M16]+[.N17]*[.N16]+[.O17]*[.O16]+[.P17]*[.P1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5"/>
          <table:table-cell table:style-name="ce11" table:number-columns-repeated="15"/>
          <table:table-cell table:style-name="ce11" table:formula="of:=[.B18]*[.B17]+[.C18]*[.C17]+[.D18]*[.D17]+[.E18]*[.E17]+[.F18]*[.F17]+[.G18]*[.G17]+[.H18]*[.H17]+[.I18]*[.I17]+[.J18]*[.J17]+[.K18]*[.K17]+[.L18]*[.L17]+[.M18]*[.M17]+[.N18]*[.N17]+[.O18]*[.O17]+[.P18]*[.P17]" office:value-type="float" office:value="0" calcext:value-type="float">
            <text:p>0</text:p>
          </table:table-cell>
          <table:table-cell table:style-name="ce11" table:formula="of:=[.B18]*[.B17]+[.C18]*[.C17]+[.D18]*[.D17]+[.E18]*[.E17]+[.F18]*[.F17]+[.G18]*[.G17]+[.H18]*[.H17]+[.I18]*[.I17]+[.J18]*[.J17]+[.K18]*[.K17]+[.L18]*[.L17]+[.M18]*[.M17]+[.N18]*[.N17]+[.O18]*[.O17]+[.P18]*[.P1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19]*[.B18]+[.C19]*[.C18]+[.D19]*[.D18]+[.E19]*[.E18]+[.F19]*[.F18]+[.G19]*[.G18]+[.H19]*[.H18]+[.I19]*[.I18]+[.J19]*[.J18]+[.K19]*[.K18]+[.L19]*[.L18]+[.M19]*[.M18]+[.N19]*[.N18]+[.O19]*[.O18]+[.P19]*[.P18]" office:value-type="float" office:value="0" calcext:value-type="float">
            <text:p>0</text:p>
          </table:table-cell>
          <table:table-cell table:style-name="ce11" table:formula="of:=[.B19]*[.B18]+[.C19]*[.C18]+[.D19]*[.D18]+[.E19]*[.E18]+[.F19]*[.F18]+[.G19]*[.G18]+[.H19]*[.H18]+[.I19]*[.I18]+[.J19]*[.J18]+[.K19]*[.K18]+[.L19]*[.L18]+[.M19]*[.M18]+[.N19]*[.N18]+[.O19]*[.O18]+[.P19]*[.P1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0]*[.B19]+[.C20]*[.C19]+[.D20]*[.D19]+[.E20]*[.E19]+[.F20]*[.F19]+[.G20]*[.G19]+[.H20]*[.H19]+[.I20]*[.I19]+[.J20]*[.J19]+[.K20]*[.K19]+[.L20]*[.L19]+[.M20]*[.M19]+[.N20]*[.N19]+[.O20]*[.O19]+[.P20]*[.P19]" office:value-type="float" office:value="0" calcext:value-type="float">
            <text:p>0</text:p>
          </table:table-cell>
          <table:table-cell table:style-name="ce11" table:formula="of:=[.B20]*[.B19]+[.C20]*[.C19]+[.D20]*[.D19]+[.E20]*[.E19]+[.F20]*[.F19]+[.G20]*[.G19]+[.H20]*[.H19]+[.I20]*[.I19]+[.J20]*[.J19]+[.K20]*[.K19]+[.L20]*[.L19]+[.M20]*[.M19]+[.N20]*[.N19]+[.O20]*[.O19]+[.P20]*[.P1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estion des collaborateurs</text:p>
          </table:table-cell>
          <table:table-cell table:style-name="ce11" table:number-columns-repeated="15"/>
          <table:table-cell table:style-name="ce11" table:formula="of:=[.B21]*[.B20]+[.C21]*[.C20]+[.D21]*[.D20]+[.E21]*[.E20]+[.F21]*[.F20]+[.G21]*[.G20]+[.H21]*[.H20]+[.I21]*[.I20]+[.J21]*[.J20]+[.K21]*[.K20]+[.L21]*[.L20]+[.M21]*[.M20]+[.N21]*[.N20]+[.O21]*[.O20]+[.P21]*[.P20]" office:value-type="float" office:value="0" calcext:value-type="float">
            <text:p>0</text:p>
          </table:table-cell>
          <table:table-cell table:style-name="ce11" table:formula="of:=[.B21]*[.B20]+[.C21]*[.C20]+[.D21]*[.D20]+[.E21]*[.E20]+[.F21]*[.F20]+[.G21]*[.G20]+[.H21]*[.H20]+[.I21]*[.I20]+[.J21]*[.J20]+[.K21]*[.K20]+[.L21]*[.L20]+[.M21]*[.M20]+[.N21]*[.N20]+[.O21]*[.O20]+[.P21]*[.P2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2]*[.B21]+[.C22]*[.C21]+[.D22]*[.D21]+[.E22]*[.E21]+[.F22]*[.F21]+[.G22]*[.G21]+[.H22]*[.H21]+[.I22]*[.I21]+[.J22]*[.J21]+[.K22]*[.K21]+[.L22]*[.L21]+[.M22]*[.M21]+[.N22]*[.N21]+[.O22]*[.O21]+[.P22]*[.P21]" office:value-type="float" office:value="0" calcext:value-type="float">
            <text:p>0</text:p>
          </table:table-cell>
          <table:table-cell table:style-name="ce11" table:formula="of:=[.B22]*[.B21]+[.C22]*[.C21]+[.D22]*[.D21]+[.E22]*[.E21]+[.F22]*[.F21]+[.G22]*[.G21]+[.H22]*[.H21]+[.I22]*[.I21]+[.J22]*[.J21]+[.K22]*[.K21]+[.L22]*[.L21]+[.M22]*[.M21]+[.N22]*[.N21]+[.O22]*[.O21]+[.P22]*[.P2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3]*[.B22]+[.C23]*[.C22]+[.D23]*[.D22]+[.E23]*[.E22]+[.F23]*[.F22]+[.G23]*[.G22]+[.H23]*[.H22]+[.I23]*[.I22]+[.J23]*[.J22]+[.K23]*[.K22]+[.L23]*[.L22]+[.M23]*[.M22]+[.N23]*[.N22]+[.O23]*[.O22]+[.P23]*[.P22]" office:value-type="float" office:value="0" calcext:value-type="float">
            <text:p>0</text:p>
          </table:table-cell>
          <table:table-cell table:style-name="ce11" table:formula="of:=[.B23]*[.B22]+[.C23]*[.C22]+[.D23]*[.D22]+[.E23]*[.E22]+[.F23]*[.F22]+[.G23]*[.G22]+[.H23]*[.H22]+[.I23]*[.I22]+[.J23]*[.J22]+[.K23]*[.K22]+[.L23]*[.L22]+[.M23]*[.M22]+[.N23]*[.N22]+[.O23]*[.O22]+[.P23]*[.P2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estions des fiches de synthèses</text:p>
          </table:table-cell>
          <table:table-cell table:style-name="ce11" table:number-columns-repeated="15"/>
          <table:table-cell table:style-name="ce11" table:formula="of:=[.B24]*[.B23]+[.C24]*[.C23]+[.D24]*[.D23]+[.E24]*[.E23]+[.F24]*[.F23]+[.G24]*[.G23]+[.H24]*[.H23]+[.I24]*[.I23]+[.J24]*[.J23]+[.K24]*[.K23]+[.L24]*[.L23]+[.M24]*[.M23]+[.N24]*[.N23]+[.O24]*[.O23]+[.P24]*[.P23]" office:value-type="float" office:value="0" calcext:value-type="float">
            <text:p>0</text:p>
          </table:table-cell>
          <table:table-cell table:style-name="ce11" table:formula="of:=[.B24]*[.B23]+[.C24]*[.C23]+[.D24]*[.D23]+[.E24]*[.E23]+[.F24]*[.F23]+[.G24]*[.G23]+[.H24]*[.H23]+[.I24]*[.I23]+[.J24]*[.J23]+[.K24]*[.K23]+[.L24]*[.L23]+[.M24]*[.M23]+[.N24]*[.N23]+[.O24]*[.O23]+[.P24]*[.P2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5]*[.B24]+[.C25]*[.C24]+[.D25]*[.D24]+[.E25]*[.E24]+[.F25]*[.F24]+[.G25]*[.G24]+[.H25]*[.H24]+[.I25]*[.I24]+[.J25]*[.J24]+[.K25]*[.K24]+[.L25]*[.L24]+[.M25]*[.M24]+[.N25]*[.N24]+[.O25]*[.O24]+[.P25]*[.P24]" office:value-type="float" office:value="0" calcext:value-type="float">
            <text:p>0</text:p>
          </table:table-cell>
          <table:table-cell table:style-name="ce11" table:formula="of:=[.B25]*[.B24]+[.C25]*[.C24]+[.D25]*[.D24]+[.E25]*[.E24]+[.F25]*[.F24]+[.G25]*[.G24]+[.H25]*[.H24]+[.I25]*[.I24]+[.J25]*[.J24]+[.K25]*[.K24]+[.L25]*[.L24]+[.M25]*[.M24]+[.N25]*[.N24]+[.O25]*[.O24]+[.P25]*[.P2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6]*[.B25]+[.C26]*[.C25]+[.D26]*[.D25]+[.E26]*[.E25]+[.F26]*[.F25]+[.G26]*[.G25]+[.H26]*[.H25]+[.I26]*[.I25]+[.J26]*[.J25]+[.K26]*[.K25]+[.L26]*[.L25]+[.M26]*[.M25]+[.N26]*[.N25]+[.O26]*[.O25]+[.P26]*[.P25]" office:value-type="float" office:value="0" calcext:value-type="float">
            <text:p>0</text:p>
          </table:table-cell>
          <table:table-cell table:style-name="ce11" table:formula="of:=[.B26]*[.B25]+[.C26]*[.C25]+[.D26]*[.D25]+[.E26]*[.E25]+[.F26]*[.F25]+[.G26]*[.G25]+[.H26]*[.H25]+[.I26]*[.I25]+[.J26]*[.J25]+[.K26]*[.K25]+[.L26]*[.L25]+[.M26]*[.M25]+[.N26]*[.N25]+[.O26]*[.O25]+[.P26]*[.P2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estion statistique et tableaux de bords</text:p>
          </table:table-cell>
          <table:table-cell table:style-name="ce11" table:number-columns-repeated="15"/>
          <table:table-cell table:style-name="ce11" table:formula="of:=[.B27]*[.B26]+[.C27]*[.C26]+[.D27]*[.D26]+[.E27]*[.E26]+[.F27]*[.F26]+[.G27]*[.G26]+[.H27]*[.H26]+[.I27]*[.I26]+[.J27]*[.J26]+[.K27]*[.K26]+[.L27]*[.L26]+[.M27]*[.M26]+[.N27]*[.N26]+[.O27]*[.O26]+[.P27]*[.P26]" office:value-type="float" office:value="0" calcext:value-type="float">
            <text:p>0</text:p>
          </table:table-cell>
          <table:table-cell table:style-name="ce11" table:formula="of:=[.B27]*[.B26]+[.C27]*[.C26]+[.D27]*[.D26]+[.E27]*[.E26]+[.F27]*[.F26]+[.G27]*[.G26]+[.H27]*[.H26]+[.I27]*[.I26]+[.J27]*[.J26]+[.K27]*[.K26]+[.L27]*[.L26]+[.M27]*[.M26]+[.N27]*[.N26]+[.O27]*[.O26]+[.P27]*[.P2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8]*[.B27]+[.C28]*[.C27]+[.D28]*[.D27]+[.E28]*[.E27]+[.F28]*[.F27]+[.G28]*[.G27]+[.H28]*[.H27]+[.I28]*[.I27]+[.J28]*[.J27]+[.K28]*[.K27]+[.L28]*[.L27]+[.M28]*[.M27]+[.N28]*[.N27]+[.O28]*[.O27]+[.P28]*[.P27]" office:value-type="float" office:value="0" calcext:value-type="float">
            <text:p>0</text:p>
          </table:table-cell>
          <table:table-cell table:style-name="ce11" table:formula="of:=[.B28]*[.B27]+[.C28]*[.C27]+[.D28]*[.D27]+[.E28]*[.E27]+[.F28]*[.F27]+[.G28]*[.G27]+[.H28]*[.H27]+[.I28]*[.I27]+[.J28]*[.J27]+[.K28]*[.K27]+[.L28]*[.L27]+[.M28]*[.M27]+[.N28]*[.N27]+[.O28]*[.O27]+[.P28]*[.P2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29]*[.B28]+[.C29]*[.C28]+[.D29]*[.D28]+[.E29]*[.E28]+[.F29]*[.F28]+[.G29]*[.G28]+[.H29]*[.H28]+[.I29]*[.I28]+[.J29]*[.J28]+[.K29]*[.K28]+[.L29]*[.L28]+[.M29]*[.M28]+[.N29]*[.N28]+[.O29]*[.O28]+[.P29]*[.P28]" office:value-type="float" office:value="0" calcext:value-type="float">
            <text:p>0</text:p>
          </table:table-cell>
          <table:table-cell table:style-name="ce11" table:formula="of:=[.B29]*[.B28]+[.C29]*[.C28]+[.D29]*[.D28]+[.E29]*[.E28]+[.F29]*[.F28]+[.G29]*[.G28]+[.H29]*[.H28]+[.I29]*[.I28]+[.J29]*[.J28]+[.K29]*[.K28]+[.L29]*[.L28]+[.M29]*[.M28]+[.N29]*[.N28]+[.O29]*[.O28]+[.P29]*[.P2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estion du suivi SCC</text:p>
          </table:table-cell>
          <table:table-cell table:style-name="ce11" table:number-columns-repeated="15"/>
          <table:table-cell table:style-name="ce11" table:formula="of:=[.B30]*[.B29]+[.C30]*[.C29]+[.D30]*[.D29]+[.E30]*[.E29]+[.F30]*[.F29]+[.G30]*[.G29]+[.H30]*[.H29]+[.I30]*[.I29]+[.J30]*[.J29]+[.K30]*[.K29]+[.L30]*[.L29]+[.M30]*[.M29]+[.N30]*[.N29]+[.O30]*[.O29]+[.P30]*[.P29]" office:value-type="float" office:value="0" calcext:value-type="float">
            <text:p>0</text:p>
          </table:table-cell>
          <table:table-cell table:style-name="ce11" table:formula="of:=[.B30]*[.B29]+[.C30]*[.C29]+[.D30]*[.D29]+[.E30]*[.E29]+[.F30]*[.F29]+[.G30]*[.G29]+[.H30]*[.H29]+[.I30]*[.I29]+[.J30]*[.J29]+[.K30]*[.K29]+[.L30]*[.L29]+[.M30]*[.M29]+[.N30]*[.N29]+[.O30]*[.O29]+[.P30]*[.P2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31]*[.B30]+[.C31]*[.C30]+[.D31]*[.D30]+[.E31]*[.E30]+[.F31]*[.F30]+[.G31]*[.G30]+[.H31]*[.H30]+[.I31]*[.I30]+[.J31]*[.J30]+[.K31]*[.K30]+[.L31]*[.L30]+[.M31]*[.M30]+[.N31]*[.N30]+[.O31]*[.O30]+[.P31]*[.P30]" office:value-type="float" office:value="0" calcext:value-type="float">
            <text:p>0</text:p>
          </table:table-cell>
          <table:table-cell table:style-name="ce11" table:formula="of:=[.B31]*[.B30]+[.C31]*[.C30]+[.D31]*[.D30]+[.E31]*[.E30]+[.F31]*[.F30]+[.G31]*[.G30]+[.H31]*[.H30]+[.I31]*[.I30]+[.J31]*[.J30]+[.K31]*[.K30]+[.L31]*[.L30]+[.M31]*[.M30]+[.N31]*[.N30]+[.O31]*[.O30]+[.P31]*[.P3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32]*[.B31]+[.C32]*[.C31]+[.D32]*[.D31]+[.E32]*[.E31]+[.F32]*[.F31]+[.G32]*[.G31]+[.H32]*[.H31]+[.I32]*[.I31]+[.J32]*[.J31]+[.K32]*[.K31]+[.L32]*[.L31]+[.M32]*[.M31]+[.N32]*[.N31]+[.O32]*[.O31]+[.P32]*[.P31]" office:value-type="float" office:value="0" calcext:value-type="float">
            <text:p>0</text:p>
          </table:table-cell>
          <table:table-cell table:style-name="ce11" table:formula="of:=[.B32]*[.B31]+[.C32]*[.C31]+[.D32]*[.D31]+[.E32]*[.E31]+[.F32]*[.F31]+[.G32]*[.G31]+[.H32]*[.H31]+[.I32]*[.I31]+[.J32]*[.J31]+[.K32]*[.K31]+[.L32]*[.L31]+[.M32]*[.M31]+[.N32]*[.N31]+[.O32]*[.O31]+[.P32]*[.P3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uivit des formations de groupe</text:p>
          </table:table-cell>
          <table:table-cell table:style-name="ce11" table:number-columns-repeated="15"/>
          <table:table-cell table:style-name="ce11" table:formula="of:=[.B33]*[.B32]+[.C33]*[.C32]+[.D33]*[.D32]+[.E33]*[.E32]+[.F33]*[.F32]+[.G33]*[.G32]+[.H33]*[.H32]+[.I33]*[.I32]+[.J33]*[.J32]+[.K33]*[.K32]+[.L33]*[.L32]+[.M33]*[.M32]+[.N33]*[.N32]+[.O33]*[.O32]+[.P33]*[.P32]" office:value-type="float" office:value="0" calcext:value-type="float">
            <text:p>0</text:p>
          </table:table-cell>
          <table:table-cell table:style-name="ce11" table:formula="of:=[.B33]*[.B32]+[.C33]*[.C32]+[.D33]*[.D32]+[.E33]*[.E32]+[.F33]*[.F32]+[.G33]*[.G32]+[.H33]*[.H32]+[.I33]*[.I32]+[.J33]*[.J32]+[.K33]*[.K32]+[.L33]*[.L32]+[.M33]*[.M32]+[.N33]*[.N32]+[.O33]*[.O32]+[.P33]*[.P32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34]*[.B33]+[.C34]*[.C33]+[.D34]*[.D33]+[.E34]*[.E33]+[.F34]*[.F33]+[.G34]*[.G33]+[.H34]*[.H33]+[.I34]*[.I33]+[.J34]*[.J33]+[.K34]*[.K33]+[.L34]*[.L33]+[.M34]*[.M33]+[.N34]*[.N33]+[.O34]*[.O33]+[.P34]*[.P33]" office:value-type="float" office:value="0" calcext:value-type="float">
            <text:p>0</text:p>
          </table:table-cell>
          <table:table-cell table:style-name="ce11" table:formula="of:=[.B34]*[.B33]+[.C34]*[.C33]+[.D34]*[.D33]+[.E34]*[.E33]+[.F34]*[.F33]+[.G34]*[.G33]+[.H34]*[.H33]+[.I34]*[.I33]+[.J34]*[.J33]+[.K34]*[.K33]+[.L34]*[.L33]+[.M34]*[.M33]+[.N34]*[.N33]+[.O34]*[.O33]+[.P34]*[.P33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35]*[.B34]+[.C35]*[.C34]+[.D35]*[.D34]+[.E35]*[.E34]+[.F35]*[.F34]+[.G35]*[.G34]+[.H35]*[.H34]+[.I35]*[.I34]+[.J35]*[.J34]+[.K35]*[.K34]+[.L35]*[.L34]+[.M35]*[.M34]+[.N35]*[.N34]+[.O35]*[.O34]+[.P35]*[.P34]" office:value-type="float" office:value="0" calcext:value-type="float">
            <text:p>0</text:p>
          </table:table-cell>
          <table:table-cell table:style-name="ce11" table:formula="of:=[.B35]*[.B34]+[.C35]*[.C34]+[.D35]*[.D34]+[.E35]*[.E34]+[.F35]*[.F34]+[.G35]*[.G34]+[.H35]*[.H34]+[.I35]*[.I34]+[.J35]*[.J34]+[.K35]*[.K34]+[.L35]*[.L34]+[.M35]*[.M34]+[.N35]*[.N34]+[.O35]*[.O34]+[.P35]*[.P34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Paramètrage</text:p>
          </table:table-cell>
          <table:table-cell table:style-name="ce11" table:number-columns-repeated="15"/>
          <table:table-cell table:style-name="ce11" table:formula="of:=[.B36]*[.B35]+[.C36]*[.C35]+[.D36]*[.D35]+[.E36]*[.E35]+[.F36]*[.F35]+[.G36]*[.G35]+[.H36]*[.H35]+[.I36]*[.I35]+[.J36]*[.J35]+[.K36]*[.K35]+[.L36]*[.L35]+[.M36]*[.M35]+[.N36]*[.N35]+[.O36]*[.O35]+[.P36]*[.P35]" office:value-type="float" office:value="0" calcext:value-type="float">
            <text:p>0</text:p>
          </table:table-cell>
          <table:table-cell table:style-name="ce11" table:formula="of:=[.B36]*[.B35]+[.C36]*[.C35]+[.D36]*[.D35]+[.E36]*[.E35]+[.F36]*[.F35]+[.G36]*[.G35]+[.H36]*[.H35]+[.I36]*[.I35]+[.J36]*[.J35]+[.K36]*[.K35]+[.L36]*[.L35]+[.M36]*[.M35]+[.N36]*[.N35]+[.O36]*[.O35]+[.P36]*[.P35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37]*[.B36]+[.C37]*[.C36]+[.D37]*[.D36]+[.E37]*[.E36]+[.F37]*[.F36]+[.G37]*[.G36]+[.H37]*[.H36]+[.I37]*[.I36]+[.J37]*[.J36]+[.K37]*[.K36]+[.L37]*[.L36]+[.M37]*[.M36]+[.N37]*[.N36]+[.O37]*[.O36]+[.P37]*[.P36]" office:value-type="float" office:value="0" calcext:value-type="float">
            <text:p>0</text:p>
          </table:table-cell>
          <table:table-cell table:style-name="ce11" table:formula="of:=[.B37]*[.B36]+[.C37]*[.C36]+[.D37]*[.D36]+[.E37]*[.E36]+[.F37]*[.F36]+[.G37]*[.G36]+[.H37]*[.H36]+[.I37]*[.I36]+[.J37]*[.J36]+[.K37]*[.K36]+[.L37]*[.L36]+[.M37]*[.M36]+[.N37]*[.N36]+[.O37]*[.O36]+[.P37]*[.P36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38]*[.B37]+[.C38]*[.C37]+[.D38]*[.D37]+[.E38]*[.E37]+[.F38]*[.F37]+[.G38]*[.G37]+[.H38]*[.H37]+[.I38]*[.I37]+[.J38]*[.J37]+[.K38]*[.K37]+[.L38]*[.L37]+[.M38]*[.M37]+[.N38]*[.N37]+[.O38]*[.O37]+[.P38]*[.P37]" office:value-type="float" office:value="0" calcext:value-type="float">
            <text:p>0</text:p>
          </table:table-cell>
          <table:table-cell table:style-name="ce11" table:formula="of:=[.B38]*[.B37]+[.C38]*[.C37]+[.D38]*[.D37]+[.E38]*[.E37]+[.F38]*[.F37]+[.G38]*[.G37]+[.H38]*[.H37]+[.I38]*[.I37]+[.J38]*[.J37]+[.K38]*[.K37]+[.L38]*[.L37]+[.M38]*[.M37]+[.N38]*[.N37]+[.O38]*[.O37]+[.P38]*[.P37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Gestion des utilisateurs et habillitations</text:p>
          </table:table-cell>
          <table:table-cell table:style-name="ce11" table:number-columns-repeated="15"/>
          <table:table-cell table:style-name="ce11" table:formula="of:=[.B39]*[.B38]+[.C39]*[.C38]+[.D39]*[.D38]+[.E39]*[.E38]+[.F39]*[.F38]+[.G39]*[.G38]+[.H39]*[.H38]+[.I39]*[.I38]+[.J39]*[.J38]+[.K39]*[.K38]+[.L39]*[.L38]+[.M39]*[.M38]+[.N39]*[.N38]+[.O39]*[.O38]+[.P39]*[.P38]" office:value-type="float" office:value="0" calcext:value-type="float">
            <text:p>0</text:p>
          </table:table-cell>
          <table:table-cell table:style-name="ce11" table:formula="of:=[.B39]*[.B38]+[.C39]*[.C38]+[.D39]*[.D38]+[.E39]*[.E38]+[.F39]*[.F38]+[.G39]*[.G38]+[.H39]*[.H38]+[.I39]*[.I38]+[.J39]*[.J38]+[.K39]*[.K38]+[.L39]*[.L38]+[.M39]*[.M38]+[.N39]*[.N38]+[.O39]*[.O38]+[.P39]*[.P38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40]*[.B39]+[.C40]*[.C39]+[.D40]*[.D39]+[.E40]*[.E39]+[.F40]*[.F39]+[.G40]*[.G39]+[.H40]*[.H39]+[.I40]*[.I39]+[.J40]*[.J39]+[.K40]*[.K39]+[.L40]*[.L39]+[.M40]*[.M39]+[.N40]*[.N39]+[.O40]*[.O39]+[.P40]*[.P39]" office:value-type="float" office:value="0" calcext:value-type="float">
            <text:p>0</text:p>
          </table:table-cell>
          <table:table-cell table:style-name="ce11" table:formula="of:=[.B40]*[.B39]+[.C40]*[.C39]+[.D40]*[.D39]+[.E40]*[.E39]+[.F40]*[.F39]+[.G40]*[.G39]+[.H40]*[.H39]+[.I40]*[.I39]+[.J40]*[.J39]+[.K40]*[.K39]+[.L40]*[.L39]+[.M40]*[.M39]+[.N40]*[.N39]+[.O40]*[.O39]+[.P40]*[.P39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2" table:number-columns-spanned="3" table:number-rows-spanned="1"/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ce12" table:number-columns-spanned="3" table:number-rows-spanned="1"/>
          <table:covered-table-cell table:number-columns-repeated="2" table:style-name="ce13"/>
          <table:table-cell table:style-name="ce13" table:number-columns-repeated="2"/>
          <table:table-cell table:style-name="ce11" table:number-columns-repeated="4"/>
          <table:table-cell table:style-name="ce11" table:formula="of:=[.B41]*[.B40]+[.C41]*[.C40]+[.D41]*[.D40]+[.E41]*[.E40]+[.F41]*[.F40]+[.G41]*[.G40]+[.H41]*[.H40]+[.I41]*[.I40]+[.J41]*[.J40]+[.K41]*[.K40]+[.L41]*[.L40]+[.M41]*[.M40]+[.N41]*[.N40]+[.O41]*[.O40]+[.P41]*[.P40]" office:value-type="float" office:value="0" calcext:value-type="float">
            <text:p>0</text:p>
          </table:table-cell>
          <table:table-cell table:style-name="ce11" table:formula="of:=[.B41]*[.B40]+[.C41]*[.C40]+[.D41]*[.D40]+[.E41]*[.E40]+[.F41]*[.F40]+[.G41]*[.G40]+[.H41]*[.H40]+[.I41]*[.I40]+[.J41]*[.J40]+[.K41]*[.K40]+[.L41]*[.L40]+[.M41]*[.M40]+[.N41]*[.N40]+[.O41]*[.O40]+[.P41]*[.P40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3" table:number-columns-repeated="11"/>
          <table:table-cell table:style-name="ce11" table:number-columns-repeated="4"/>
          <table:table-cell table:style-name="ce11" table:formula="of:=[.B42]*[.B41]+[.C42]*[.C41]+[.D42]*[.D41]+[.E42]*[.E41]+[.F42]*[.F41]+[.G42]*[.G41]+[.H42]*[.H41]+[.I42]*[.I41]+[.J42]*[.J41]+[.K42]*[.K41]+[.L42]*[.L41]+[.M42]*[.M41]+[.N42]*[.N41]+[.O42]*[.O41]+[.P42]*[.P41]" office:value-type="float" office:value="0" calcext:value-type="float">
            <text:p>0</text:p>
          </table:table-cell>
          <table:table-cell table:style-name="ce11" table:formula="of:=[.B42]*[.B41]+[.C42]*[.C41]+[.D42]*[.D41]+[.E42]*[.E41]+[.F42]*[.F41]+[.G42]*[.G41]+[.H42]*[.H41]+[.I42]*[.I41]+[.J42]*[.J41]+[.K42]*[.K41]+[.L42]*[.L41]+[.M42]*[.M41]+[.N42]*[.N41]+[.O42]*[.O41]+[.P42]*[.P41]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11" table:number-columns-repeated="15"/>
          <table:table-cell table:style-name="ce11" table:formula="of:=[.B43]*[.B42]+[.C43]*[.C42]+[.D43]*[.D42]+[.E43]*[.E42]+[.F43]*[.F42]+[.G43]*[.G42]+[.H43]*[.H42]+[.I43]*[.I42]+[.J43]*[.J42]+[.K43]*[.K42]+[.L43]*[.L42]+[.M43]*[.M42]+[.N43]*[.N42]+[.O43]*[.O42]+[.P43]*[.P42]" office:value-type="float" office:value="0" calcext:value-type="float">
            <text:p>0</text:p>
          </table:table-cell>
          <table:table-cell table:style-name="ce11" table:formula="of:=[.B43]*[.B42]+[.C43]*[.C42]+[.D43]*[.D42]+[.E43]*[.E42]+[.F43]*[.F42]+[.G43]*[.G42]+[.H43]*[.H42]+[.I43]*[.I42]+[.J43]*[.J42]+[.K43]*[.K42]+[.L43]*[.L42]+[.M43]*[.M42]+[.N43]*[.N42]+[.O43]*[.O42]+[.P43]*[.P42]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1">
          <table:table-cell table:style-name="ce6"/>
          <table:table-cell table:style-name="ce14" table:number-columns-repeated="11"/>
          <table:table-cell table:number-columns-repeated="1012"/>
        </table:table-row>
        <table:table-row table:style-name="ro1" table:number-rows-repeated="4">
          <table:table-cell table:style-name="ce7"/>
          <table:table-cell table:style-name="ce14" table:number-columns-repeated="11"/>
          <table:table-cell table:number-columns-repeated="101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licot Cyril</meta:initial-creator>
    <meta:creation-date>2015-10-23T17:03:27.137986064</meta:creation-date>
    <dc:date>2015-10-23T19:18:06.679607383</dc:date>
    <dc:creator>Ferlicot Cyril</dc:creator>
    <meta:editing-duration>PT12M22S</meta:editing-duration>
    <meta:editing-cycles>2</meta:editing-cycles>
    <meta:generator>LibreOffice/4.3.3.2$Linux_X86_64 LibreOffice_project/430m0$Build-2</meta:generator>
    <meta:document-statistic meta:table-count="1" meta:cell-count="115" meta:object-count="0"/>
  </office:meta>
</office:document-meta>
</file>